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 style:list-style-name="L1">
      <style:graphic-properties draw:fill-color="#ffffff" draw:textarea-horizontal-align="justify" draw:textarea-vertical-align="middle" draw:auto-grow-height="false"/>
    </style:style>
    <style:style style:name="P1" style:family="paragraph">
      <style:paragraph-properties fo:margin-left="0cm" fo:margin-right="0cm" fo:margin-top="0.1cm" fo:margin-bottom="0.1cm" fo:line-height="100%" fo:text-align="center" fo:text-indent="0cm"/>
      <style:text-properties style:use-window-font-color="true" style:text-outline="false" style:text-line-through-style="none" fo:font-family="'Liberation Sans'" style:font-family-generic="swiss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text-align="center"/>
      <style:text-properties fo:font-family="'Liberation Sans'" style:font-family-generic="swiss" style:font-pitch="variable" fo:font-size="18pt" style:font-size-asian="18pt" style:font-size-complex="18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margin-top="0.1cm" fo:margin-bottom="0.1cm" fo:line-height="100%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line-height="100%" fo:text-align="center"/>
    </style:style>
    <style:style style:name="T1" style:family="text">
      <style:text-properties fo:font-family="'Liberation Sans'" style:font-family-generic="swiss" style:font-pitch="variable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6.731cm" svg:height="8.001cm" svg:x="1.254cm" svg:y="1.254cm">
          <text:p text:style-name="P1"><text:span text:style-name="T1">Position2D</text:span></text:p>
          <text:p text:style-name="P1"><text:span text:style-name="T1">__________________</text:span></text:p>
          <text:p text:style-name="P1"><text:span text:style-name="T1">- final int x</text:span></text:p>
          <text:p text:style-name="P1"><text:span text:style-name="T1">- final int y</text:span></text:p>
          <text:p text:style-name="P1"><text:span text:style-name="T1">__________________</text:span></text:p>
          <text:p text:style-name="P1"><text:span text:style-name="T1">+ costruttore(int x, int y)</text:span></text:p>
          <text:p text:style-name="P1"><text:span text:style-name="T1">+ Position2D clone()</text:span></text:p>
          <text:p text:style-name="P1"><text:span text:style-name="T1">+ int getX()</text:span></text:p>
          <text:p text:style-name="P1"><text:span text:style-name="T1">+ int getY()</text:span></text:p>
          <text:p text:style-name="P1"><text:span text:style-name="T1">+ String toString()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4.619cm" svg:y1="1.254cm" svg:x2="4.619cm" svg:y2="1.254cm" draw:start-shape="id1" draw:end-shape="id1" svg:d="m4619 1254" svg:viewBox="0 0 1 1">
          <text:p/>
        </draw:connector>
        <draw:custom-shape draw:style-name="gr1" draw:text-style-name="P5" draw:layer="layout" svg:width="14.859cm" svg:height="11.938cm" svg:x="13.573cm" svg:y="1cm">
          <text:p text:style-name="P4">PositionCubic</text:p>
          <text:p text:style-name="P4">__________________________________________</text:p>
          <text:p text:style-name="P4">- final int x, y, z</text:p>
          <text:p text:style-name="P4">__________________________________________</text:p>
          <text:p text:style-name="P4">//costruttore1(int x, int y, int z)</text:p>
          <text:p text:style-name="P4">//costruttore2(String coordstring, Position2D center)</text:p>
          <text:p text:style-name="P4">//costruttore3(Position2d coord, Position2D center)</text:p>
          <text:p text:style-name="P4">+ int getX(), getY(), getZ()</text:p>
          <text:p text:style-name="P4">+ String getAlphaNumCoord(Position2D center)</text:p>
          <text:p text:style-name="P4">+ boolean equals(PositionCubic other)</text:p>
          <text:p text:style-name="P4">+ String toString()</text:p>
          <text:p text:style-name="P4">- Position2D AlphaToOddq(String coord)</text:p>
          <text:p text:style-name="P4">- Position2D getOddQCoord(Position2D center)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0.541cm" svg:height="8.255cm" svg:x="1.508cm" svg:y="10.779cm">
          <text:p text:style-name="P4">AlphaToIntHelper</text:p>
          <text:p text:style-name="P4">____________________</text:p>
          <text:p text:style-name="P4">- final String rawValue</text:p>
          <text:p text:style-name="P4">- final char RANGE_START = 'A'</text:p>
          <text:p text:style-name="P4">- final char RANGE_END = 'Z'</text:p>
          <text:p text:style-name="P4">____________</text:p>
          <text:p text:style-name="P4">//costruttore (String rawValue)</text:p>
          <text:p text:style-name="P4">private int asciiToInt(char coso)</text:p>
          <text:p text:style-name="P4"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AR PL UMing HK'" style:font-family-generic-asian="system" style:font-pitch-asian="variable" style:font-size-asian="18pt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drea </meta:initial-creator>
    <meta:creation-date>2015-04-23T18:27:56</meta:creation-date>
    <dc:date>2015-04-23T18:51:41</dc:date>
    <dc:creator>Andrea </dc:creator>
    <meta:editing-duration>PT8M34S</meta:editing-duration>
    <meta:editing-cycles>5</meta:editing-cycles>
    <meta:generator>LibreOffice/4.0.4.2$Linux_X86_64 LibreOffice_project/400m0$Build-2</meta:generator>
    <meta:document-statistic meta:object-count="4"/>
  </office:meta>
</office:document-meta>
</file>